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30000003569D4F0DB31C5B1D5.png" manifest:media-type="image/png"/>
  <manifest:file-entry manifest:full-path="Pictures/1000020100000080000000800F3254CFE33124B2.png" manifest:media-type="image/png"/>
  <manifest:file-entry manifest:full-path="Pictures/100002010000010400000260643B0955A72D4112.png" manifest:media-type="image/png"/>
  <manifest:file-entry manifest:full-path="Pictures/100002010000012F000000CD1419980EBAF6E8E7.png" manifest:media-type="image/png"/>
  <manifest:file-entry manifest:full-path="Pictures/1000020100000126000000AAB91F266643368626.png" manifest:media-type="image/png"/>
  <manifest:file-entry manifest:full-path="Pictures/10000201000000E00000008FDACDB9523D42802C.png" manifest:media-type="image/png"/>
  <manifest:file-entry manifest:full-path="Pictures/10000201000002EC000001BAA4BAA3473E1FF724.png" manifest:media-type="image/png"/>
  <manifest:file-entry manifest:full-path="Pictures/1000020100000062000000AC3EF9155E2FF46992.png" manifest:media-type="image/png"/>
  <manifest:file-entry manifest:full-path="Pictures/10000201000000E90000003E8375DE4A61BB30C0.png" manifest:media-type="image/png"/>
  <manifest:file-entry manifest:full-path="Pictures/10000201000002A60000012CA1BE667BB9C489D0.png" manifest:media-type="image/png"/>
  <manifest:file-entry manifest:full-path="Pictures/1000020100000480000002B80EE2E04EC7A7EB7E.png" manifest:media-type="image/png"/>
  <manifest:file-entry manifest:full-path="Pictures/10000201000004000000028C6D61B6E7E3CEED01.png" manifest:media-type="image/png"/>
  <manifest:file-entry manifest:full-path="Pictures/10000201000001F900000170B270B943745ED0B0.png" manifest:media-type="image/png"/>
  <manifest:file-entry manifest:full-path="Pictures/10000201000000DD000001036B83B6A27757BB0C.png" manifest:media-type="image/png"/>
  <manifest:file-entry manifest:full-path="Pictures/10000201000003E200000249153A4AA5011605E2.png" manifest:media-type="image/png"/>
  <manifest:file-entry manifest:full-path="Pictures/100002010000010500000082934132EE94A74300.png" manifest:media-type="image/png"/>
  <manifest:file-entry manifest:full-path="Pictures/10000201000001040000012A692107D936437B3A.png" manifest:media-type="image/png"/>
  <manifest:file-entry manifest:full-path="Pictures/100002010000011D0000008F2083AF7C4AA770F3.png" manifest:media-type="image/png"/>
  <manifest:file-entry manifest:full-path="Pictures/10000201000001050000009C92A48D9F7C92C162.png" manifest:media-type="image/png"/>
  <manifest:file-entry manifest:full-path="Pictures/100002010000034200000267E62028616424E6D9.png" manifest:media-type="image/png"/>
  <manifest:file-entry manifest:full-path="Pictures/100002010000020C0000014CD5D479EDAF80E3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ec8f4" officeooo:paragraph-rsid="03273164"/>
    </style:style>
    <style:style style:name="P6" style:family="paragraph" style:parent-style-name="Footer">
      <style:paragraph-properties fo:text-align="center" style:justify-single-word="false"/>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d0975" officeooo:paragraph-rsid="032a6c7c"/>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ec8f4" officeooo:paragraph-rsid="0325f8c7"/>
    </style:style>
    <style:style style:name="P11" style:family="paragraph" style:parent-style-name="Text_20_body">
      <style:text-properties officeooo:rsid="024ec8f4" officeooo:paragraph-rsid="03273164"/>
    </style:style>
    <style:style style:name="P12" style:family="paragraph" style:parent-style-name="Text_20_body">
      <style:text-properties officeooo:rsid="024ec8f4" officeooo:paragraph-rsid="032a6c7c"/>
    </style:style>
    <style:style style:name="P13" style:family="paragraph" style:parent-style-name="Text_20_body">
      <style:text-properties officeooo:rsid="03254d29" officeooo:paragraph-rsid="03254d29"/>
    </style:style>
    <style:style style:name="P14" style:family="paragraph" style:parent-style-name="Text_20_body">
      <style:paragraph-properties fo:text-align="justify" style:justify-single-word="false"/>
      <style:text-properties officeooo:rsid="03254d29" officeooo:paragraph-rsid="03254d29"/>
    </style:style>
    <style:style style:name="P15" style:family="paragraph" style:parent-style-name="Text_20_body">
      <style:text-properties officeooo:rsid="03273164" officeooo:paragraph-rsid="03273164"/>
    </style:style>
    <style:style style:name="P16" style:family="paragraph" style:parent-style-name="Text_20_body">
      <style:text-properties officeooo:rsid="03298a1f" officeooo:paragraph-rsid="03273164"/>
    </style:style>
    <style:style style:name="P17" style:family="paragraph" style:parent-style-name="Text_20_body">
      <style:text-properties officeooo:rsid="032a6c7c" officeooo:paragraph-rsid="032a6c7c"/>
    </style:style>
    <style:style style:name="P18" style:family="paragraph" style:parent-style-name="Text_20_body">
      <style:text-properties officeooo:rsid="032c4d2d" officeooo:paragraph-rsid="032c4d2d"/>
    </style:style>
    <style:style style:name="P19" style:family="paragraph" style:parent-style-name="Text_20_body">
      <style:text-properties officeooo:rsid="032c9070" officeooo:paragraph-rsid="032c9070"/>
    </style:style>
    <style:style style:name="P20" style:family="paragraph" style:parent-style-name="Text_20_body">
      <style:text-properties officeooo:rsid="0337ddee" officeooo:paragraph-rsid="0337ddee"/>
    </style:style>
    <style:style style:name="P21" style:family="paragraph" style:parent-style-name="Horizontal_20_Line">
      <style:text-properties officeooo:paragraph-rsid="0325f8c7"/>
    </style:style>
    <style:style style:name="P22" style:family="paragraph" style:parent-style-name="Horizontal_20_Line">
      <style:text-properties officeooo:rsid="024ec8f4" officeooo:paragraph-rsid="03273164"/>
    </style:style>
    <style:style style:name="P23" style:family="paragraph" style:parent-style-name="Horizontal_20_Line">
      <style:text-properties officeooo:paragraph-rsid="03273164"/>
    </style:style>
    <style:style style:name="P24" style:family="paragraph" style:parent-style-name="Table_20_Contents">
      <style:text-properties fo:color="#ffffff" loext:opacity="100%" fo:font-weight="bold" officeooo:rsid="024ec8f4" officeooo:paragraph-rsid="0325f8c7" style:font-weight-asian="bold" style:font-weight-complex="bold"/>
    </style:style>
    <style:style style:name="P25" style:family="paragraph" style:parent-style-name="Table_20_Contents">
      <style:text-properties fo:color="#ffffff" loext:opacity="100%" fo:font-weight="bold" officeooo:rsid="024ec8f4" officeooo:paragraph-rsid="03273164" style:font-weight-asian="bold" style:font-weight-complex="bol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3" style:family="paragraph" style:parent-style-name="Heading_20_1">
      <style:paragraph-properties fo:margin-top="0cm" fo:margin-bottom="0cm" style:contextual-spacing="false"/>
      <style:text-properties officeooo:rsid="024b9c8f" officeooo:paragraph-rsid="024b9c8f"/>
    </style:style>
    <style:style style:name="P34" style:family="paragraph" style:parent-style-name="Heading_20_2">
      <style:text-properties officeooo:paragraph-rsid="0325f8c7"/>
    </style:style>
    <style:style style:name="P35" style:family="paragraph" style:parent-style-name="Heading_20_2">
      <style:text-properties officeooo:paragraph-rsid="03273164"/>
    </style:style>
    <style:style style:name="P36" style:family="paragraph" style:parent-style-name="Heading_20_2">
      <style:text-properties officeooo:rsid="024ec8f4" officeooo:paragraph-rsid="03273164"/>
    </style:style>
    <style:style style:name="P37" style:family="paragraph" style:parent-style-name="Heading_20_2">
      <style:text-properties officeooo:paragraph-rsid="032a6c7c"/>
    </style:style>
    <style:style style:name="P38"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officeooo:paragraph-rsid="032c4d2d"/>
    </style:style>
    <style:style style:name="P40" style:family="paragraph" style:parent-style-name="Heading_20_2">
      <style:text-properties officeooo:paragraph-rsid="033ede54"/>
    </style:style>
    <style:style style:name="P41" style:family="paragraph" style:parent-style-name="Heading_20_3">
      <style:text-properties officeooo:paragraph-rsid="032a6c7c"/>
    </style:style>
    <style:style style:name="P42"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43" style:family="paragraph" style:parent-style-name="Standard">
      <style:text-properties officeooo:rsid="0320107f"/>
    </style:style>
    <style:style style:name="P44" style:family="paragraph" style:parent-style-name="Standard">
      <style:text-properties officeooo:rsid="024b9c8f" officeooo:paragraph-rsid="033ede54"/>
    </style:style>
    <style:style style:name="P45" style:family="paragraph" style:parent-style-name="Text_20_body">
      <style:text-properties officeooo:rsid="024d0975" officeooo:paragraph-rsid="032c4d2d"/>
    </style:style>
    <style:style style:name="P46" style:family="paragraph" style:parent-style-name="Text_20_body">
      <style:text-properties officeooo:rsid="024d0975" officeooo:paragraph-rsid="033ede54"/>
    </style:style>
    <style:style style:name="P47" style:family="paragraph" style:parent-style-name="Text_20_body">
      <style:paragraph-properties fo:margin-top="0cm" fo:margin-bottom="0cm" style:contextual-spacing="false"/>
      <style:text-properties officeooo:paragraph-rsid="033ede54"/>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238f98" style:font-size-asian="10pt" style:font-size-complex="10pt"/>
    </style:style>
    <style:style style:name="T4" style:family="text">
      <style:text-properties officeooo:rsid="02eabdbc"/>
    </style:style>
    <style:style style:name="T5" style:family="text">
      <style:text-properties officeooo:rsid="03273164"/>
    </style:style>
    <style:style style:name="T6" style:family="text">
      <style:text-properties officeooo:rsid="032a6c7c"/>
    </style:style>
    <style:style style:name="T7" style:family="text">
      <style:text-properties officeooo:rsid="032c4d2d"/>
    </style:style>
    <style:style style:name="T8"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1" style:family="text">
      <style:text-properties officeooo:rsid="033ede5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1" draw:name="Bild20" text:anchor-type="char" svg:width="0.831cm" svg:height="0.831cm" draw:z-index="20"><draw:image xlink:href="Pictures/1000020100000080000000800F3254CFE33124B2.png" xlink:type="simple" xlink:show="embed" xlink:actuate="onLoad" draw:mime-type="image/png"/></draw:frame></text:p>
          </table:table-cell>
          <table:table-cell table:style-name="Tabelle10.B1" office:value-type="string">
            <text:p text:style-name="P32"><text:s/>7.1.3 Editors - 3D View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3654_4126228218" text:style-name="Index_20_Link" text:visited-style-name="Index_20_Link">View Menu<text:tab/>2</text:a></text:p>
          <text:p text:style-name="P27"><text:a xlink:type="simple" xlink:href="#__RefHeading___Toc684_3225492875" text:style-name="Index_20_Link" text:visited-style-name="Index_20_Link">Toolbar<text:tab/>2</text:a></text:p>
          <text:p text:style-name="P27"><text:a xlink:type="simple" xlink:href="#__RefHeading___Toc686_3225492875" text:style-name="Index_20_Link" text:visited-style-name="Index_20_Link">Sidebar<text:tab/>2</text:a></text:p>
          <text:p text:style-name="P27"><text:a xlink:type="simple" xlink:href="#__RefHeading___Toc688_3225492875" text:style-name="Index_20_Link" text:visited-style-name="Index_20_Link">Tool Settings<text:tab/>2</text:a></text:p>
          <text:p text:style-name="P27"><text:a xlink:type="simple" xlink:href="#__RefHeading___Toc690_3225492875" text:style-name="Index_20_Link" text:visited-style-name="Index_20_Link">Adjust Last Operation<text:tab/>2</text:a></text:p>
          <text:p text:style-name="P27"><text:a xlink:type="simple" xlink:href="#__RefHeading___Toc692_3225492875" text:style-name="Index_20_Link" text:visited-style-name="Index_20_Link">OpenGL Render Animation<text:tab/>2</text:a></text:p>
          <text:p text:style-name="P27"><text:a xlink:type="simple" xlink:href="#__RefHeading___Toc3839_945624055" text:style-name="Index_20_Link" text:visited-style-name="Index_20_Link">OpenGL Render Image<text:tab/>3</text:a></text:p>
          <text:p text:style-name="P27"><text:a xlink:type="simple" xlink:href="#__RefHeading___Toc705_3225492875" text:style-name="Index_20_Link" text:visited-style-name="Index_20_Link">Clipping Border<text:tab/>3</text:a></text:p>
          <text:p text:style-name="P27"><text:a xlink:type="simple" xlink:href="#__RefHeading___Toc707_3225492875" text:style-name="Index_20_Link" text:visited-style-name="Index_20_Link">Render Region<text:tab/>3</text:a></text:p>
          <text:p text:style-name="P27"><text:a xlink:type="simple" xlink:href="#__RefHeading___Toc3801_9456240551" text:style-name="Index_20_Link" text:visited-style-name="Index_20_Link">Clear Render Region<text:tab/>4</text:a></text:p>
          <text:p text:style-name="P27"><text:a xlink:type="simple" xlink:href="#__RefHeading___Toc768_976454963" text:style-name="Index_20_Link" text:visited-style-name="Index_20_Link">Set Active Object as Camera<text:tab/>4</text:a></text:p>
          <text:p text:style-name="P27"><text:a xlink:type="simple" xlink:href="#__RefHeading___Toc770_976454963" text:style-name="Index_20_Link" text:visited-style-name="Index_20_Link">Active Camera<text:tab/>4</text:a></text:p>
          <text:p text:style-name="P27"><text:a xlink:type="simple" xlink:href="#__RefHeading___Toc772_976454963" text:style-name="Index_20_Link" text:visited-style-name="Index_20_Link">View Camera Center<text:tab/>4</text:a></text:p>
          <text:p text:style-name="P27"><text:a xlink:type="simple" xlink:href="#__RefHeading___Toc1557_976454963" text:style-name="Index_20_Link" text:visited-style-name="Index_20_Link">Align View<text:tab/>5</text:a></text:p>
          <text:p text:style-name="P28"><text:a xlink:type="simple" xlink:href="#__RefHeading___Toc1559_976454963" text:style-name="Index_20_Link" text:visited-style-name="Index_20_Link">Align Active Camera to View<text:tab/>5</text:a></text:p>
          <text:p text:style-name="P28"><text:a xlink:type="simple" xlink:href="#__RefHeading___Toc3817_9456240551" text:style-name="Index_20_Link" text:visited-style-name="Index_20_Link">Align Active Camera to Selected<text:tab/>5</text:a></text:p>
          <text:p text:style-name="P28"><text:a xlink:type="simple" xlink:href="#__RefHeading___Toc1561_976454963" text:style-name="Index_20_Link" text:visited-style-name="Index_20_Link">Center View to Cursor<text:tab/>5</text:a></text:p>
          <text:p text:style-name="P28"><text:a xlink:type="simple" xlink:href="#__RefHeading___Toc3821_9456240551" text:style-name="Index_20_Link" text:visited-style-name="Index_20_Link">View Lock to Active<text:tab/>5</text:a></text:p>
          <text:p text:style-name="P28"><text:a xlink:type="simple" xlink:href="#__RefHeading___Toc3823_9456240551" text:style-name="Index_20_Link" text:visited-style-name="Index_20_Link">View Lock Center<text:tab/>5</text:a></text:p>
          <text:p text:style-name="P28"><text:a xlink:type="simple" xlink:href="#__RefHeading___Toc3825_9456240551" text:style-name="Index_20_Link" text:visited-style-name="Index_20_Link">View Lock Clear<text:tab/>5</text:a></text:p>
          <text:p text:style-name="P28"><text:a xlink:type="simple" xlink:href="#__RefHeading___Toc3827_9456240551" text:style-name="Index_20_Link" text:visited-style-name="Index_20_Link">Perspective/Orthographic<text:tab/>5</text:a></text:p>
          <text:p text:style-name="P28"><text:a xlink:type="simple" xlink:href="#__RefHeading___Toc1563_976454963" text:style-name="Index_20_Link" text:visited-style-name="Index_20_Link">Top, Bottom, etc.<text:tab/>6</text:a></text:p>
          <text:p text:style-name="P27"><text:a xlink:type="simple" xlink:href="#__RefHeading___Toc1592_976454963" text:style-name="Index_20_Link" text:visited-style-name="Index_20_Link">Align View to Active<text:tab/>6</text:a></text:p>
          <text:p text:style-name="P27"><text:a xlink:type="simple" xlink:href="#__RefHeading___Toc1594_976454963" text:style-name="Index_20_Link" text:visited-style-name="Index_20_Link">Toggle Local View<text:tab/>6</text:a></text:p>
          <text:p text:style-name="P28"><text:a xlink:type="simple" xlink:href="#__RefHeading___Toc1596_976454963" text:style-name="Index_20_Link" text:visited-style-name="Index_20_Link">Remove from local View<text:tab/>6</text:a></text:p>
          <text:p text:style-name="P27"><text:a xlink:type="simple" xlink:href="#__RefHeading___Toc1598_976454963" text:style-name="Index_20_Link" text:visited-style-name="Index_20_Link">Frame Selected<text:tab/>6</text:a></text:p>
          <text:p text:style-name="P27"><text:a xlink:type="simple" xlink:href="#__RefHeading___Toc666_2066820922" text:style-name="Index_20_Link" text:visited-style-name="Index_20_Link">Frame Selected (Quad View)<text:tab/>6</text:a></text:p>
          <text:p text:style-name="P27"><text:a xlink:type="simple" xlink:href="#__RefHeading___Toc1600_976454963" text:style-name="Index_20_Link" text:visited-style-name="Index_20_Link">Frame All<text:tab/>6</text:a></text:p>
          <text:p text:style-name="P27"><text:a xlink:type="simple" xlink:href="#__RefHeading___Toc668_2066820922" text:style-name="Index_20_Link" text:visited-style-name="Index_20_Link">Frame All (Quad View)<text:tab/>6</text:a></text:p>
          <text:p text:style-name="P27"><text:a xlink:type="simple" xlink:href="#__RefHeading___Toc1602_976454963" text:style-name="Index_20_Link" text:visited-style-name="Index_20_Link">Center Cursor and Frame All<text:tab/>6</text:a></text:p>
          <text:p text:style-name="P27"><text:a xlink:type="simple" xlink:href="#__RefHeading___Toc1604_976454963" text:style-name="Index_20_Link" text:visited-style-name="Index_20_Link">Area<text:tab/>7</text:a></text:p>
          <text:p text:style-name="P28"><text:a xlink:type="simple" xlink:href="#__RefHeading___Toc1606_976454963" text:style-name="Index_20_Link" text:visited-style-name="Index_20_Link">Toggle Quad view<text:tab/>7</text:a></text:p>
          <text:p text:style-name="P28"><text:a xlink:type="simple" xlink:href="#__RefHeading___Toc1608_976454963" text:style-name="Index_20_Link" text:visited-style-name="Index_20_Link">Horizontal Split<text:tab/>7</text:a></text:p>
          <text:p text:style-name="P28"><text:a xlink:type="simple" xlink:href="#__RefHeading___Toc1610_976454963" text:style-name="Index_20_Link" text:visited-style-name="Index_20_Link">Vertical Split<text:tab/>7</text:a></text:p>
          <text:p text:style-name="P28"><text:a xlink:type="simple" xlink:href="#__RefHeading___Toc1612_976454963" text:style-name="Index_20_Link" text:visited-style-name="Index_20_Link">Duplicate Area into New Window<text:tab/>7</text:a></text:p>
          <text:p text:style-name="P28"><text:a xlink:type="simple" xlink:href="#__RefHeading___Toc1614_976454963" text:style-name="Index_20_Link" text:visited-style-name="Index_20_Link">Toggle Maximize Area<text:tab/>7</text:a></text:p>
          <text:p text:style-name="P28"><text:a xlink:type="simple" xlink:href="#__RefHeading___Toc1616_976454963" text:style-name="Index_20_Link" text:visited-style-name="Index_20_Link">Toggle Full screen Area<text:tab/>7</text:a></text:p>
          <text:p text:style-name="P27"><text:a xlink:type="simple" xlink:href="#__RefHeading___Toc2540_18642953" text:style-name="Index_20_Link" text:visited-style-name="Index_20_Link">Pie menus<text:tab/>8</text:a></text:p>
          <text:p text:style-name="P27"><text:a xlink:type="simple" xlink:href="#__RefHeading___Toc1623_976454963" text:style-name="Index_20_Link" text:visited-style-name="Index_20_Link">Reset 3D View<text:tab/>8</text:a></text:p>
        </text:index-body>
      </text:table-of-content>
      <text:p text:style-name="P44"/>
      <text:p text:style-name="P3"/>
      <table:table table:name="Tabelle22" table:style-name="Tabelle22">
        <table:table-column table:style-name="Tabelle22.A"/>
        <table:table-row table:style-name="TableLine1902614102112">
          <table:table-cell table:style-name="Tabelle22.A1" office:value-type="string">
            <text:h text:style-name="P33" text:outline-level="1"><text:bookmark-start text:name="__RefHeading___Toc3654_4126228218"/>View Menu<text:bookmark-end text:name="__RefHeading___Toc3654_4126228218"/></text:h>
          </table:table-cell>
        </table:table-row>
      </table:table>
      <text:p text:style-name="P2"/>
      <text:p text:style-name="P4"><draw:frame draw:style-name="fr3" draw:name="Bild102" text:anchor-type="paragraph" svg:y="0.007cm" svg:width="4.399cm" svg:height="10.291cm" draw:z-index="0"><draw:image xlink:href="Pictures/100002010000010400000260643B0955A72D4112.png" xlink:type="simple" xlink:show="embed" xlink:actuate="onLoad" draw:mime-type="image/png"/></draw:frame>The View menu contains all View related tools.<text:span text:style-name="T4"> The range goes from tools to maximize the current window across align view tools up to rendering related tools for the viewport like Render Border.</text:span></text:p>
      <text:p text:style-name="P4"/>
      <text:p text:style-name="P4"/>
      <text:h text:style-name="Heading_20_2" text:outline-level="2"><draw:frame draw:style-name="fr4" draw:name="Bild2" text:anchor-type="paragraph" svg:x="11.693cm" svg:y="0.143cm" svg:width="1.66cm" svg:height="2.91cm" draw:z-index="2"><draw:image xlink:href="Pictures/1000020100000062000000AC3EF9155E2FF46992.png" xlink:type="simple" xlink:show="embed" xlink:actuate="onLoad" draw:mime-type="image/png"/></draw:frame><text:bookmark-start text:name="__RefHeading___Toc684_3225492875"/>Toolbar<text:bookmark-end text:name="__RefHeading___Toc684_3225492875"/></text:h>
      <text:p text:style-name="P14">Shows or hides the toolbar at the left in the 3D view.</text:p>
      <text:p text:style-name="P13"/>
      <text:p text:style-name="P13"/>
      <text:p text:style-name="P13"/>
      <text:p text:style-name="P13"><draw:frame draw:style-name="fr4" draw:name="Bild1" text:anchor-type="paragraph" svg:x="9.851cm" svg:y="0.34cm" svg:width="3.791cm" svg:height="2.42cm" draw:z-index="1"><draw:image xlink:href="Pictures/10000201000000E00000008FDACDB9523D42802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3">Shows or hides the sidebar at the right in the 3D view.</text:p>
      <text:h text:style-name="Heading_20_2" text:outline-level="2"><draw:frame draw:style-name="fr3" draw:name="Bild3" text:anchor-type="paragraph" svg:y="0.96cm" svg:width="5.47cm" svg:height="0.9cm" draw:z-index="3"><draw:image xlink:href="Pictures/10000201000001430000003569D4F0DB31C5B1D5.png" xlink:type="simple" xlink:show="embed" xlink:actuate="onLoad" draw:mime-type="image/png"/></draw:frame><text:bookmark-start text:name="__RefHeading___Toc688_3225492875"/>Tool Settings<text:bookmark-end text:name="__RefHeading___Toc688_3225492875"/></text:h>
      <text:p text:style-name="P13">Shows or hides the tool settings above the header in the 3D view.</text:p>
      <text:h text:style-name="Heading_20_2" text:outline-level="2"><draw:frame draw:style-name="fr3" draw:name="Bild4" text:anchor-type="paragraph" svg:y="0.91cm" svg:width="4.979cm" svg:height="2.88cm" draw:z-index="4"><draw:image xlink:href="Pictures/1000020100000126000000AAB91F266643368626.png" xlink:type="simple" xlink:show="embed" xlink:actuate="onLoad" draw:mime-type="image/png"/></draw:frame><text:bookmark-start text:name="__RefHeading___Toc690_3225492875"/>Adjust Last Operation<text:bookmark-end text:name="__RefHeading___Toc690_3225492875"/></text:h>
      <text:p text:style-name="P13">Shows or hides the Adjust Last Operation panel down left in the 3D view.</text:p>
      <text:p text:style-name="P13">Note that the <text:s/>Adjust Last Operation panel can also be called from the edit menu at the top. And from the toolbar at the right. Here you can also add a hotkey to call it with a hotkey.</text:p>
      <text:p text:style-name="P13"><draw:frame draw:style-name="fr4" draw:name="Bild5" text:anchor-type="paragraph" svg:x="0.349cm" svg:y="0.434cm" svg:width="5.129cm" svg:height="3.47cm" draw:z-index="5"><draw:image xlink:href="Pictures/100002010000012F000000CD1419980EBAF6E8E7.png" xlink:type="simple" xlink:show="embed" xlink:actuate="onLoad" draw:mime-type="image/png"/></draw:frame><draw:frame draw:style-name="fr4" draw:name="Bild6" text:anchor-type="paragraph" svg:x="6.412cm" svg:y="0.466cm" svg:width="3.941cm" svg:height="1.05cm" draw:z-index="6"><draw:image xlink:href="Pictures/10000201000000E90000003E8375DE4A61BB30C0.png" xlink:type="simple" xlink:show="embed" xlink:actuate="onLoad" draw:mime-type="image/png"/></draw:frame></text:p>
      <text:p text:style-name="P13"/>
      <text:p text:style-name="P13"/>
      <text:p text:style-name="P4"/>
      <text:p text:style-name="P4"/>
      <text:p text:style-name="P4"/>
      <text:p text:style-name="P4"/>
      <text:p text:style-name="P4"/>
      <text:p text:style-name="P4"/>
      <text:p text:style-name="Horizontal_20_Line"/>
      <text:h text:style-name="P34" text:outline-level="2"><text:bookmark-start text:name="__RefHeading___Toc692_3225492875"/>OpenGL Render Animation<text:bookmark-end text:name="__RefHeading___Toc692_3225492875"/></text:h>
      <text:p text:style-name="P10">Renders an animation, using the Viewport OpenGL renderer. This can be useful for preview renderings. </text:p>
      <table:table table:name="Tabelle2" table:style-name="Tabelle2">
        <table:table-column table:style-name="Tabelle2.A"/>
        <text:soft-page-break/>
        <table:table-row table:style-name="TableLine1902614094224">
          <table:table-cell table:style-name="Tabelle2.A1" office:value-type="string">
            <text:p text:style-name="P24">Note</text:p>
          </table:table-cell>
        </table:table-row>
        <table:table-row table:style-name="TableLine1902614101568">
          <table:table-cell table:style-name="Tabelle2.A2" office:value-type="string">
            <text:p text:style-name="P10">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0"/>
      <text:p text:style-name="P21"/>
      <text:h text:style-name="P34" text:outline-level="2"><text:bookmark-start text:name="__RefHeading___Toc3839_945624055"/>OpenGL Render Image<text:bookmark-end text:name="__RefHeading___Toc3839_945624055"/></text:h>
      <text:p text:style-name="P10">Renders an Image, using the Viewport OpenGL renderer. This can be useful for preview renderings. </text:p>
      <table:table table:name="Tabelle4" table:style-name="Tabelle4">
        <table:table-column table:style-name="Tabelle4.A"/>
        <table:table-row table:style-name="TableLine1902614103472">
          <table:table-cell table:style-name="Tabelle4.A1" office:value-type="string">
            <text:p text:style-name="P25">Note</text:p>
          </table:table-cell>
        </table:table-row>
        <table:table-row table:style-name="TableLine1902614103200">
          <table:table-cell table:style-name="Tabelle4.A2" office:value-type="string">
            <text:p text:style-name="P11">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5"/>
      <text:p text:style-name="P21"/>
      <text:h text:style-name="P35" text:outline-level="2"><text:bookmark-start text:name="__RefHeading___Toc705_3225492875"/>Clipping<text:span text:style-name="T5"> Border</text:span><text:bookmark-end text:name="__RefHeading___Toc705_3225492875"/></text:h>
      <text:p text:style-name="P11"><draw:frame draw:style-name="fr4" draw:name="Bild114" text:anchor-type="paragraph" svg:x="0.206cm" svg:y="1.986cm" svg:width="11.479cm" svg:height="5.08cm" draw:z-index="9"><draw:image xlink:href="Pictures/10000201000002A60000012CA1BE667BB9C489D0.png" xlink:type="simple" xlink:show="embed" xlink:actuate="onLoad" draw:mime-type="image/png"/></draw:frame>With clipping you can draw a rectangle that excludes the display of everything outside of this rectangle. That way you can look inside the geometry when you rotate the viewport. To clear the clipping use the tool again.<text:span text:style-name="T5"> It is a toggle.</text:span></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707_3225492875"/>Render <text:span text:style-name="T8">Region</text:span><text:bookmark-end text:name="__RefHeading___Toc707_3225492875"/></text:h>
      <text:p text:style-name="P11">With the Render Region tool you can drag a rectangle at the viewport to define a portion of the screen to render. The benefit here is to have much faster preview renderings. You just render what you want to judge, and not the whole image.</text:p>
      <text:p text:style-name="P11">It has two use cases. The one is with the rendering through the camera. Just what is marked gets rendered. The other is directly in the viewport, with the Viewport shading method Rendered.<text:span text:style-name="T5"> Render border works with all renderers.</text:span></text:p>
      <text:p text:style-name="P15"><text:soft-page-break/>You can have both render border cases active at the same time. When you remove it then just the render border from the current case gets deleted. Either you are in camera view, or you are in viewport view.</text:p>
      <text:p text:style-name="Text_20_body"><draw:frame draw:style-name="fr4" draw:name="Bild7" text:anchor-type="paragraph" svg:x="0.206cm" svg:y="0.586cm" svg:width="9.751cm" svg:height="5.29cm" draw:z-index="7"><draw:image xlink:href="Pictures/1000020100000480000002B80EE2E04EC7A7EB7E.png" xlink:type="simple" xlink:show="embed" xlink:actuate="onLoad" draw:mime-type="image/png"/></draw:frame><draw:frame draw:style-name="fr4" draw:name="Bild8" text:anchor-type="paragraph" svg:x="10.784cm" svg:y="0.586cm" svg:width="6.41cm" svg:height="4.671cm" draw:z-index="8"><draw:image xlink:href="Pictures/10000201000001F900000170B270B943745ED0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3801_9456240551"/>Clear Render <text:span text:style-name="T8">Region</text:span><text:bookmark-end text:name="__RefHeading___Toc3801_9456240551"/></text:h>
      <text:p text:style-name="P11">Removes the Render Region rectangle from the viewport.</text:p>
      <text:p text:style-name="Horizontal_20_Line"/>
      <text:h text:style-name="P35" text:outline-level="2"><text:bookmark-start text:name="__RefHeading___Toc768_976454963"/>Set Active Object as Camera<text:bookmark-end text:name="__RefHeading___Toc768_976454963"/></text:h>
      <text:p text:style-name="P11">With this tool you can set any object to be the active camera where you render from.</text:p>
      <text:p text:style-name="P22"/>
      <text:h text:style-name="P35" text:outline-level="2"><text:bookmark-start text:name="__RefHeading___Toc770_976454963"/>Active Camera<text:bookmark-end text:name="__RefHeading___Toc770_976454963"/></text:h>
      <text:p text:style-name="P11">Switches to Camera view and back to Viewport Camera.</text:p>
      <text:p text:style-name="P23"/>
      <text:h text:style-name="P35" text:outline-level="2"><draw:frame draw:style-name="fr3" draw:name="Bild9" text:anchor-type="paragraph" svg:y="0.504cm" svg:width="3.739cm" svg:height="4.39cm" draw:z-index="12"><draw:image xlink:href="Pictures/10000201000000DD000001036B83B6A27757BB0C.png" xlink:type="simple" xlink:show="embed" xlink:actuate="onLoad" draw:mime-type="image/png"/></draw:frame><text:bookmark-start text:name="__RefHeading___Toc772_976454963"/>View Camera Center<text:bookmark-end text:name="__RefHeading___Toc772_976454963"/></text:h>
      <text:p text:style-name="P11">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5">Normally when you are in camera view, then you zoom in or out the view with the zoom tool. Not this passepartout. But with lock camera off you can zoom the passepartout to reach geometry that is not in the camera view.</text:p>
      <text:p text:style-name="P16">The other way is View Camera Center. It fits the camera view into the viewport.</text:p>
      <text:h text:style-name="P35" text:outline-level="2"><draw:frame draw:style-name="fr4" draw:name="Bild123" text:anchor-type="paragraph" svg:x="6.967cm" svg:y="0.416cm" svg:width="6.331cm" svg:height="3.739cm" draw:z-index="11"><draw:image xlink:href="Pictures/10000201000002EC000001BAA4BAA3473E1FF724.png" xlink:type="simple" xlink:show="embed" xlink:actuate="onLoad" draw:mime-type="image/png"/></draw:frame><draw:frame draw:style-name="fr4" draw:name="Bild122" text:anchor-type="paragraph" svg:x="-0.034cm" svg:y="0.333cm" svg:width="6.301cm" svg:height="3.99cm" draw:z-index="10"><draw:image xlink:href="Pictures/10000201000003E200000249153A4AA5011605E2.png" xlink:type="simple" xlink:show="embed" xlink:actuate="onLoad" draw:mime-type="image/png"/></draw:frame><text:soft-page-break/></text:h>
      <text:h text:style-name="P36" text:outline-level="2"/>
      <text:p text:style-name="P11"/>
      <text:p text:style-name="P11"/>
      <text:p text:style-name="P11"/>
      <text:p text:style-name="P22"/>
      <text:h text:style-name="P37" text:outline-level="2"><text:bookmark-start text:name="__RefHeading___Toc1557_976454963"/>Align View<text:bookmark-end text:name="__RefHeading___Toc1557_976454963"/></text:h>
      <text:p text:style-name="P12"><draw:frame draw:style-name="fr3" draw:name="Bild10" text:anchor-type="paragraph" svg:y="0.092cm" svg:width="4.399cm" svg:height="5.039cm" draw:z-index="13"><draw:image xlink:href="Pictures/10000201000001040000012A692107D936437B3A.png" xlink:type="simple" xlink:show="embed" xlink:actuate="onLoad" draw:mime-type="image/png"/></draw:frame>Align View is a menu where you can choose between different view align methods. The view gets aligned at the world coordinates. Here we also find a few more align methods.</text:p>
      <text:h text:style-name="P41" text:outline-level="3"><text:bookmark-start text:name="__RefHeading___Toc1559_976454963"/>Align Active Camera to View<text:bookmark-end text:name="__RefHeading___Toc1559_976454963"/></text:h>
      <text:p text:style-name="P12">Aligns the active camera to the current view. This means you can navigate with the viewport camera, select the render camera, and align it with this tool, so that the render camera has the same position and angle than the viewport camera.</text:p>
      <text:h text:style-name="P41" text:outline-level="3"><text:bookmark-start text:name="__RefHeading___Toc3817_9456240551"/>Align Active Camera to Selected<text:bookmark-end text:name="__RefHeading___Toc3817_9456240551"/></text:h>
      <text:p text:style-name="P12">Aligns the active camera to the current selected object. This means you can navigate with the viewport camera, select the render camera, and align it with this tool, so that the render camera has the same position and angle than the selected object.</text:p>
      <text:h text:style-name="P41" text:outline-level="3"><text:bookmark-start text:name="__RefHeading___Toc1561_976454963"/>Center View to Cursor<text:bookmark-end text:name="__RefHeading___Toc1561_976454963"/></text:h>
      <text:p text:style-name="P12">Cent<text:span text:style-name="T6">ers</text:span> the view at the 3D cursor position. </text:p>
      <text:h text:style-name="P41" text:outline-level="3"><text:bookmark-start text:name="__RefHeading___Toc3821_9456240551"/>View Lock to Active<text:bookmark-end text:name="__RefHeading___Toc3821_9456240551"/></text:h>
      <text:p text:style-name="P12">Locks the view to the currently active object.</text:p>
      <text:h text:style-name="P41" text:outline-level="3"><text:bookmark-start text:name="__RefHeading___Toc3823_9456240551"/>View Lock Center<text:bookmark-end text:name="__RefHeading___Toc3823_9456240551"/></text:h>
      <text:p text:style-name="P12">Centers the view to the currently active and locked object. This tool is just active when you have performed a View Lock to Active before.</text:p>
      <text:h text:style-name="P41" text:outline-level="3"><text:bookmark-start text:name="__RefHeading___Toc3825_9456240551"/>View Lock Clear<text:bookmark-end text:name="__RefHeading___Toc3825_9456240551"/></text:h>
      <text:p text:style-name="P12">Removes the View Lock to Active from the object.</text:p>
      <text:h text:style-name="P42" text:outline-level="3"><text:bookmark-start text:name="__RefHeading___Toc3827_9456240551"/>P<text:span text:style-name="T6">erspective/Orthographic</text:span><text:bookmark-end text:name="__RefHeading___Toc3827_9456240551"/></text:h>
      <text:p text:style-name="P12">Toggles between perspectivic and orthographic view<text:span text:style-name="T6"> in the 3D viewport</text:span>. Perspectivic view acts like a real camera with the perspectivic distortions. Orthographic view acts like a mathematical display of an object, without distortions.</text:p>
      <text:h text:style-name="P41" text:outline-level="3"><text:bookmark-start text:name="__RefHeading___Toc1563_976454963"/><text:soft-page-break/>Top, Bottom, etc.<text:bookmark-end text:name="__RefHeading___Toc1563_976454963"/></text:h>
      <text:p text:style-name="P12">Switches to Top view, Bottom View, etc.</text:p>
      <text:p text:style-name="Horizontal_20_Line"/>
      <text:h text:style-name="P37" text:outline-level="2"><draw:frame draw:style-name="fr4" draw:name="Bild11" text:anchor-type="paragraph" svg:x="14.284cm" svg:y="-0.079cm" svg:width="4.42cm" svg:height="2.2cm" draw:z-index="14"><draw:image xlink:href="Pictures/100002010000010500000082934132EE94A74300.png" xlink:type="simple" xlink:show="embed" xlink:actuate="onLoad" draw:mime-type="image/png"/></draw:frame><text:bookmark-start text:name="__RefHeading___Toc1592_976454963"/>Align View to Active<text:bookmark-end text:name="__RefHeading___Toc1592_976454963"/></text:h>
      <text:p text:style-name="P12">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38" text:outline-level="2"><text:bookmark-start text:name="__RefHeading___Toc1594_976454963"/>Toggle Local View<text:bookmark-end text:name="__RefHeading___Toc1594_976454963"/></text:h>
      <text:p text:style-name="P8"><text:span text:style-name="T6">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17">It can be that you select more than one object, and switch to local view. Then you decide that one of the objects is in the way. With remove from local view you can remove this object without to leave the local view.</text:p>
      <text:p text:style-name="P17">This menu item is greyed out when you are not in local view.</text:p>
      <text:p text:style-name="Horizontal_20_Line"/>
      <text:h text:style-name="P39" text:outline-level="2"><text:bookmark-start text:name="__RefHeading___Toc1598_976454963"/><text:span text:style-name="T10">Frame</text:span> Selected<draw:frame draw:style-name="fr2" draw:name="Bild16" text:anchor-type="char" svg:width="4.83cm" svg:height="2.42cm" draw:z-index="19"><draw:image xlink:href="Pictures/100002010000011D0000008F2083AF7C4AA770F3.png" xlink:type="simple" xlink:show="embed" xlink:actuate="onLoad" draw:mime-type="image/png"/></draw:frame><text:bookmark-end text:name="__RefHeading___Toc1598_976454963"/></text:h>
      <text:p text:style-name="P9"><text:span text:style-name="T11">Z</text:span>ooms in or out <text:span text:style-name="T7">in the 3d viewport </text:span>until the Selection is displayed fitting in the viewport.</text:p>
      <text:h text:style-name="P40" text:outline-level="2"><text:bookmark-start text:name="__RefHeading___Toc666_2066820922"/><text:span text:style-name="T10">Frame</text:span> Selected<text:span text:style-name="T11"> (Quad View) </text:span><text:bookmark-end text:name="__RefHeading___Toc666_2066820922"/></text:h>
      <text:p text:style-name="P46"><text:span text:style-name="T11">Just with Quad view. Z</text:span>ooms in or out <text:span text:style-name="T7">in the 3d viewport </text:span>until the Selection is displayed fitting in the viewport<text:span text:style-name="T11"> of all four views</text:span>.</text:p>
      <text:h text:style-name="P39" text:outline-level="2"><text:bookmark-start text:name="__RefHeading___Toc1600_976454963"/><text:span text:style-name="T9">Frame</text:span> All<text:bookmark-end text:name="__RefHeading___Toc1600_976454963"/></text:h>
      <text:p text:style-name="P9">Zooms in or out in the 3d viewport until all objects in the scene are displayed fitting in the viewport.</text:p>
      <text:h text:style-name="P40" text:outline-level="2"><text:bookmark-start text:name="__RefHeading___Toc668_2066820922"/><text:span text:style-name="T9">Frame</text:span> All<text:span text:style-name="T11"> (Quad View)</text:span><text:bookmark-end text:name="__RefHeading___Toc668_2066820922"/></text:h>
      <text:p text:style-name="P46"><text:span text:style-name="T11">Just with Quad view. </text:span>Zooms in or out in the 3d viewport until all objects in the scene are displayed fitting in the viewport<text:span text:style-name="T11"> of all four views</text:span>.</text:p>
      <text:h text:style-name="P39" text:outline-level="2"><text:bookmark-start text:name="__RefHeading___Toc1602_976454963"/>Center Cursor and <text:span text:style-name="T9">Frame</text:span> All<text:bookmark-end text:name="__RefHeading___Toc1602_976454963"/></text:h>
      <text:p text:style-name="P9">Center Cursor and View all cent<text:span text:style-name="T7">ers</text:span> the 3D Cursor at 0/0/0, and zooms in or ou<text:span text:style-name="T7">t</text:span> <text:span text:style-name="T7">in the 3d viewport </text:span>until all objects in the scene are displayed fitting in the viewport.</text:p>
      <text:p text:style-name="Horizontal_20_Line"><text:soft-page-break/></text:p>
      <text:h text:style-name="Heading_20_2" text:outline-level="2"><draw:frame draw:style-name="fr3" draw:name="Bild12" text:anchor-type="paragraph" svg:y="0.392cm" svg:width="4.42cm" svg:height="2.641cm" draw:z-index="15"><draw:image xlink:href="Pictures/10000201000001050000009C92A48D9F7C92C162.png" xlink:type="simple" xlink:show="embed" xlink:actuate="onLoad" draw:mime-type="image/png"/></draw:frame><text:bookmark-start text:name="__RefHeading___Toc1604_976454963"/>Area<text:bookmark-end text:name="__RefHeading___Toc1604_976454963"/></text:h>
      <text:p text:style-name="P18">This menu contains general view functionality. And exists in most other editor types too.</text:p>
      <text:p text:style-name="P18"/>
      <text:h text:style-name="Heading_20_3" text:outline-level="3"><draw:frame draw:style-name="fr3" draw:name="Bild13" text:anchor-type="paragraph" svg:y="0.192cm" svg:width="8.67cm" svg:height="5.519cm" draw:z-index="16"><draw:image xlink:href="Pictures/10000201000004000000028C6D61B6E7E3CEED01.png" xlink:type="simple" xlink:show="embed" xlink:actuate="onLoad" draw:mime-type="image/png"/></draw:frame><text:bookmark-start text:name="__RefHeading___Toc1606_976454963"/>Toggle Quad view<text:bookmark-end text:name="__RefHeading___Toc1606_976454963"/></text:h>
      <text:p text:style-name="P7">Displays the 3D View divided into four <text:span text:style-name="T7">split </text:span>screen parts.<text:span text:style-name="T7"> Note that the orthographic views cannot be switched in this mode. They remain orthographic, you cannot rotate them.</text:span></text:p>
      <text:p text:style-name="P7">To return to single view reuse the menu item in the View menu.</text:p>
      <text:p text:style-name="P7"/>
      <text:h text:style-name="Heading_20_3" text:outline-level="3"><text:bookmark-start text:name="__RefHeading___Toc1608_976454963"/>Horizontal Split<text:bookmark-end text:name="__RefHeading___Toc1608_976454963"/></text:h>
      <text:p text:style-name="P18">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8">Splits the current view vertically into two independent editor windows.</text:p>
      <text:h text:style-name="Heading_20_3" text:outline-level="3"><draw:frame draw:style-name="fr4" draw:name="Bild14" text:anchor-type="paragraph" svg:x="11.707cm" svg:y="0.395cm" svg:width="7.05cm" svg:height="5.211cm" draw:z-index="17"><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7">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7">Displays the editor maximized with menus.</text:p>
      <text:p text:style-name="P7">To return from the maximized view press hotkey ctrl + space bar. Or reuse the menu item in the area menu.</text:p>
      <text:h text:style-name="Heading_20_3" text:outline-level="3"><text:bookmark-start text:name="__RefHeading___Toc1616_976454963"/>Toggle Full screen Area<text:bookmark-end text:name="__RefHeading___Toc1616_976454963"/></text:h>
      <text:p text:style-name="P7">Displays the editor maximized without menus.</text:p>
      <text:p text:style-name="P7">To return from the full screen view press hotkey ctrl + alt + space bar.</text:p>
      <text:p text:style-name="Horizontal_20_Line"/>
      <text:h text:style-name="Heading_20_2" text:outline-level="2"><draw:frame draw:style-name="fr3" draw:name="Bild15" text:anchor-type="paragraph" svg:y="0.395cm" svg:width="8.871cm" svg:height="5.62cm" draw:z-index="18"><draw:image xlink:href="Pictures/100002010000020C0000014CD5D479EDAF80E3D8.png" xlink:type="simple" xlink:show="embed" xlink:actuate="onLoad" draw:mime-type="image/png"/></draw:frame><text:bookmark-start text:name="__RefHeading___Toc2540_18642953"/><text:soft-page-break/>Pie menus<text:bookmark-end text:name="__RefHeading___Toc2540_18642953"/></text:h>
      <text:p text:style-name="P20">Lists the available pie menus, and gives you the ability to read the hotkeys and assign own hotkeys.</text:p>
      <text:p text:style-name="P20"/>
      <text:p text:style-name="P20"/>
      <text:p text:style-name="P20"/>
      <text:p text:style-name="P7"/>
      <text:p text:style-name="Horizontal_20_Line"/>
      <text:h text:style-name="Heading_20_2" text:outline-level="2"><text:bookmark-start text:name="__RefHeading___Toc1623_976454963"/>Reset 3D View<text:bookmark-end text:name="__RefHeading___Toc1623_976454963"/></text:h>
      <text:p text:style-name="P19">Resets the 3D view to the defaults.</text:p>
      <text:p text:style-name="P19">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 - Header</text:span><text:span text:style-name="MT3"> - View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23M40S</meta:editing-duration>
    <meta:editing-cycles>767</meta:editing-cycles>
    <meta:generator>LibreOffice/7.0.4.2$Windows_X86_64 LibreOffice_project/dcf040e67528d9187c66b2379df5ea4407429775</meta:generator>
    <dc:date>2021-04-02T11:01:51.765000000</dc:date>
    <meta:document-statistic meta:table-count="4" meta:image-count="21" meta:object-count="0" meta:page-count="8" meta:paragraph-count="136" meta:word-count="1576" meta:character-count="8520" meta:non-whitespace-character-count="7071"/>
    <meta:template xlink:type="simple" xlink:actuate="onRequest" xlink:title="standard1cm" xlink:href="../../../AppData/Roaming/LibreOffice/4/user/template/standard1cm.ott" meta:date="2016-03-29T10:15:31.334000000"/>
  </office:meta>
</office:document-meta>
</file>